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40.145cm" svg:height="2.7cm" svg:x="0.31cm" svg:y="0.226cm"><text:p/></draw:rect><draw:ellipse text:anchor-type="paragraph" draw:z-index="1" draw:style-name="gr2" draw:text-style-name="P1" svg:width="3.811cm" svg:height="2.012cm" svg:x="1.217cm" svg:y="0.503cm"><text:p text:style-name="P1">Logo</text:p></draw:ellipse><draw:rect text:anchor-type="paragraph" draw:z-index="2" draw:style-name="gr2" draw:text-style-name="P1" svg:width="18.389cm" svg:height="0.609cm" svg:x="17.648cm" svg:y="1.085cm"><text:p text:style-name="P1">MENU NAVIGATION</text:p></draw:rect><draw:rect text:anchor-type="paragraph" draw:z-index="3" draw:style-name="gr1" draw:text-style-name="P1" svg:width="40.138cm" svg:height="14.712cm" svg:x="0.318cm" svg:y="3.043cm"><text:p text:style-name="P1">IMAGE ACCUEIL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Annaix</meta:initial-creator>
    <meta:creation-date>2018-09-03T11:17:38.34</meta:creation-date>
    <meta:document-statistic meta:table-count="0" meta:image-count="0" meta:object-count="0" meta:page-count="1" meta:paragraph-count="0" meta:word-count="0" meta:character-count="0"/>
    <dc:date>2018-09-03T11:21:24.09</dc:date>
    <dc:creator>Jean Annaix</dc:creator>
    <meta:editing-duration>PT3M47S</meta:editing-duration>
    <meta:editing-cycles>1</meta:editing-cycles>
    <meta:generator>OpenOffice/4.1.5$Win32 OpenOffice.org_project/415m1$Build-9789</meta:generator>
  </office:meta>
</office:document-meta>
</file>